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text-line-through-style="solid" fo:font-style="normal" style:font-style-asian="normal" style:font-style-complex="normal"/>
    </style:style>
    <style:style style:name="T3" style:family="text">
      <style:text-properties style:text-line-through-style="solid" style:font-name="Times New Roman" fo:font-style="normal" style:text-underline-style="none" style:font-style-asian="normal" style:font-style-complex="normal"/>
    </style:style>
    <style:style style:name="T4" style:family="text">
      <style:text-properties style:text-line-through-style="none" fo:font-style="normal" style:font-style-asian="normal" style:font-style-complex="normal"/>
    </style:style>
    <style:style style:name="T5" style:family="text">
      <style:text-properties style:text-line-through-style="none"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style:text-line-through-style="none" fo:font-style="normal" style:text-underline-style="none" style:font-style-asian="normal" style:font-style-complex="normal"/>
    </style:style>
    <style:style style:name="T7" style:family="text">
      <style:text-properties style:text-line-through-style="none" style:font-name="Times New Roman1"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style:text-line-through-style="none" style:font-name="Times New Roman"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style:text-line-through-style="none" style:font-name="Times New Roman" fo:font-style="normal" style:text-underline-style="none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10_5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13, FF 10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, Hebrew<text:tab/><text:tab/><text:tab/><text:tab/><text:tab/></text:p>
      <text:p text:style-name="P4">Author of letter<text:tab/><text:tab/><text:tab/><text:tab/>Sabato Morais<text:tab/></text:p>
      <text:p text:style-name="P4">Signed letter<text:tab/><text:tab/><text:tab/><text:tab/><text:tab/>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</text:p>
      <text:p text:style-name="P4">Month<text:tab/><text:tab/><text:tab/><text:tab/><text:tab/><text:tab/>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A</text:p>
      <text:p text:style-name="P4">Country<text:tab/><text:tab/><text:tab/><text:tab/><text:tab/>USA</text:p>
      <text:p text:style-name="P4">Subject<text:tab/><text:tab/><text:tab/><text:tab/><text:tab/>Peace.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</text:p>
      <text:p text:style-name="P4">(Synagogue) Sermon<text:tab/><text:tab/><text:tab/><text:tab/>Y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8</text:p>
      <text:p text:style-name="P4">Number of Sheets<text:tab/><text:tab/><text:tab/><text:tab/>3</text:p>
      <text:p text:style-name="P4">Fragment<text:tab/><text:tab/><text:tab/><text:tab/><text:tab/></text:p>
      <text:p text:style-name="P4">Pagination <text:tab/><text:tab/><text:tab/><text:tab/><text:tab/>Y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Isaac, Isaiah, Solomon, King Saul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>VII Transcription</text:p>
      <text:p text:style-name="P2">(Symbols: ?=uncertain; []=supplied information; /=end of line)</text:p>
      <text:p text:style-name="P2"/>
      <text:p text:style-name="P2">[Letterhead]</text:p>
      <text:p text:style-name="P2">S. MORAIS,/</text:p>
      <text:p text:style-name="P2">546 N. Fifth St./</text:p>
      <text:p text:style-name="P5">Philadelphia,<text:span text:style-name="T1">/</text:span></text:p>
      <text:p text:style-name="P7"/>
      <text:p text:style-name="P2">[Front Cover]</text:p>
      <text:p text:style-name="P9">On the blessing of Peace/</text:p>
      <text:p text:style-name="P9"/>
      <text:p text:style-name="P2">[Page 1]</text:p>
      <text:p text:style-name="P6"><text:span text:style-name="T1">Whoever examines the Jewish liturgy thoughtfully, cannot/ fail to notice the emphasis which it lays on the value of/ God's greatest blessing to mortals--the </text:span><text:span text:style-name="T2">blessing</text:span><text:span text:style-name="T4"> enjoyment of peace. <text:s/>The Kaddish, or/ sanctification of the name of the Lord, with which the ritual/ proper, begins and ends, has </text:span><text:span text:style-name="T2">a</text:span><text:span text:style-name="T4"> an earnest petition for peace [Hebrew]/ <text:s/>"May abundant peace from heaven be </text:span><text:span text:style-name="T2">given</text:span><text:span text:style-name="T4"> showered upon us." <text:s/>So also the/ principal prayer of each service, which the Sephardim call/ </text:span><text:span text:style-name="T5">Amidah</text:span><text:span text:style-name="T6"> or standing up devotionally and the Ashkenazim </text:span><text:span text:style-name="T5">Shemon</text:span><text:span text:style-name="T7">è</text:span><text:span text:style-name="T8"> Esri</text:span><text:span text:style-name="T9"> or 18 benedictions, concludes with/ an entreaty for peace [Hebrew] "May He who establishes/ peace in His high heaven, grant us peace, according to His mercies."/ <text:s/>Even in </text:span><text:span text:style-name="T3">the</text:span><text:span text:style-name="T9"> our ordinary intercourse, the mutual greeting in Hebrew among </text:span><text:span text:style-name="T3">of</text:span><text:span text:style-name="T9"> Hebrews is [Hebrew]/ [Hebrew] "Peace be with you." <text:s/>It might be therefore rea-/-sonable to suppose that every Jew thoroughly appreciates/ the celestial gift of peace and knows how to secure that precious boon./ <text:s/>And if in all reality it were so, </text:span><text:span text:style-name="T3">in reality,</text:span><text:span text:style-name="T9"> a Jew would represent a being/ typically virtuous, for, to express it in the language of/ Isaiah, peace </text:span><text:span text:style-name="T3">follows uprightness very closely [Hebrew]</text:span><text:span text:style-name="T9"> is the intimate associate of </text:span><text:soft-page-break/><text:span text:style-name="T9">uprightness./ <text:s/></text:span><text:span text:style-name="T3">[Hebrew]</text:span><text:span text:style-name="T9">. <text:s/>The </text:span><text:span text:style-name="T3">working of charity</text:span><text:span text:style-name="T9"> accompaniment of righteousness is peace, and the </text:span><text:span text:style-name="T3">labor</text:span><text:span text:style-name="T9"> endeavour/ of </text:span><text:span text:style-name="T3">charity</text:span><text:span text:style-name="T9"> righteousness, tranquillity[sic!] and sincerity for evermore./</text:span></text:p>
      <text:p text:style-name="P10"/>
      <text:p text:style-name="P10">[Page 2]</text:p>
      <text:p text:style-name="P6"><text:span text:style-name="T9">But how </text:span><text:span text:style-name="T3">open</text:span><text:span text:style-name="T9"> liable to misapprehensions the causes of peace/ and </text:span><text:span text:style-name="T3">its</text:span><text:span text:style-name="T9"> their effects are. <text:s/>Few understand </text:span><text:span text:style-name="T3">for</text:span><text:span text:style-name="T9"> peace to be the offspring of one's efforts </text:span><text:span text:style-name="T3">to</text:span><text:span text:style-name="T9"> in over coming </text:span><text:span text:style-name="T3">difficulties</text:span><text:span text:style-name="T9"> faults. <text:s/>Little </text:span><text:span text:style-name="T3">he understands</text:span><text:span text:style-name="T9"> does he realize the nature/ of that Divine blessing, who </text:span><text:span text:style-name="T3">imagines peace to be</text:span><text:span text:style-name="T9"> mistakes it for <text:s/>masterly inactivity./ <text:s/></text:span><text:span text:style-name="T3">repore</text:span><text:span text:style-name="T9">, </text:span><text:span text:style-name="T8">il doke far minte</text:span><text:span text:style-name="T9">, "the sweet doing nothing" of/ </text:span><text:span text:style-name="T3">the</text:span><text:span text:style-name="T9"> idlers. <text:s/>As well might he believe that the lack/ of sound constitutes harmony, as to think that the absence/ of live actions is synonymous with peace. <text:s/></text:span><text:span text:style-name="T3">The energy</text:span><text:span text:style-name="T9"> Not sleepiness/ </text:span><text:span text:style-name="T3">exercised</text:span><text:span text:style-name="T9"> but the keeping of the mind wide awake, ready to/ respond to the call of duty will bring</text:span><text:span text:style-name="T3">s</text:span><text:span text:style-name="T9"> peace. <text:s/>The energy exer-/-cised in rising above ourselves to conquer low propensities,/ forces open the sky that shows</text:span><text:span text:style-name="T3">g</text:span><text:span text:style-name="T9"> us the rainbow of promise--peace./ <text:s/>Not he who lies supinely when his obligations urge/ him on to exertions enjoys </text:span><text:span text:style-name="T3">repose</text:span><text:span text:style-name="T9"> the rest predicted by the prophet I quoted, but he who stirs up/ his soul to </text:span><text:span text:style-name="T3">noble sublime</text:span><text:span text:style-name="T9"> elevating purposes. <text:s/></text:span><text:span text:style-name="T3">Isaac</text:span><text:span text:style-name="T9"> The patriarch, whom/ the section of this sabbath, places prominently,/ supplies </text:span><text:span text:style-name="T3">an</text:span><text:span text:style-name="T9"> a fair illustration of </text:span><text:span text:style-name="T3">the prophetic</text:span><text:span text:style-name="T9"> Isaiah's teaching that the/ </text:span><text:span text:style-name="T3">work,</text:span><text:span text:style-name="T9"> accompaniment of righteousness is peace. <text:s/>Diligently had Isaac/ labored </text:span><text:span text:style-name="T3">and had his</text:span><text:span text:style-name="T9"> to coin success. <text:s/>In the field </text:span><text:span text:style-name="T3">he had</text:span><text:span text:style-name="T9">/ </text:span><text:span text:style-name="T3">made</text:span><text:span text:style-name="T9"> his sinewy arms had yeilded[sic!] abundance, in the/ plain his industry had enriched arid spots with/ wells gushing forth refreshing water. <text:s/>A </text:span><text:span text:style-name="T3">well</text:span><text:span text:style-name="T9"> noble/ spirit manhood had the son of Abraham exhibited among strangers./</text:span></text:p>
      <text:p text:style-name="P6"><text:span text:style-name="T9"/></text:p>
      <text:p text:style-name="P6"><text:span text:style-name="T9">[Page 3]</text:span></text:p>
      <text:p text:style-name="P6"><text:span text:style-name="T9">But his prosperity so rightly earned, aroused rankling/ jealousy. <text:s/></text:span><text:span text:style-name="T3">It hurled</text:span><text:span text:style-name="T9"> Envy sharpened its arrows </text:span><text:span text:style-name="T3">at him</text:span><text:span text:style-name="T9"> and he became their victim./ <text:s/>The gain he had anticipated and deserved was denied/ him by the ill will of men to whom his father had shown/ kindness. <text:s/>Did he then seek peace by a vile agency? <text:s/>Did he </text:span><text:span text:style-name="T3">then</text:span><text:span text:style-name="T9"> consider peace the wages/ of revenge? <text:s/></text:span><text:span text:style-name="T3">Did he seek peace <text:s/>by their vile agency?</text:span><text:span text:style-name="T9"> No: the price of </text:span><text:span text:style-name="T3">peace repose</text:span><text:span text:style-name="T9"> rest is </text:span><text:span text:style-name="T3">g</text:span><text:span text:style-name="T9"> righteousness/ not vengeance, grudge or spite, we are assured by inspiration. <text:s/></text:span><text:span text:style-name="T3">[Hebrew]</text:span><text:span text:style-name="T9"> <text:s/>By subduing his offended feelings the/ patriarch, wrongly dealt with, disarmed opposition, conciliated his foes and conquered/ peace. <text:s/>Most wise</text:span><text:span text:style-name="T3">ly</text:span><text:span text:style-name="T9"> was Solomon's </text:span><text:span text:style-name="T3">wrote</text:span><text:span text:style-name="T9"> maxim [Hebrew]/ "he who rules over his spirit is greater than he/ who captures a </text:span><text:span text:style-name="T3">cl</text:span><text:span text:style-name="T9"> city." <text:s/>Unhappy King Saul. <text:s/>He strikingly il-/-lustrates </text:span><text:span text:style-name="T3">the literally</text:span><text:span text:style-name="T9"> the opposite character. <text:s/>He could not rule his spirit. <text:s/>Fortune had/ smiled on him; </text:span><text:span text:style-name="T3">being</text:span><text:span text:style-name="T9"> a member of </text:span><text:span text:style-name="T3">a</text:span><text:span text:style-name="T9"> the smallest/ tribe in Israel, and himself of humble descent, he was/ nevertheless unexpectedly raised to the throne. <text:s/>A/ victory obtained in the dawn of his reign, ensured/ for him fame and conciliated the disaffected against royalty. <text:s/>But/ </text:span><text:span text:style-name="T3">in governing his own life,</text:span><text:span text:style-name="T9"> Saul lost the compass that/ regulates our </text:span><text:span text:style-name="T3">actions</text:span><text:span text:style-name="T9"> existence, and he was tossed on a surging sea of/ troubles, he found no peace./</text:span></text:p>
      <text:p text:style-name="P6"><text:span text:style-name="T9"/></text:p>
      <text:p text:style-name="P6"><text:span text:style-name="T9">[Page 4]</text:span></text:p>
      <text:p text:style-name="P6"><text:span text:style-name="T9">At one time the melodious strains of a harp in </text:span><text:span text:style-name="T3">the hand</text:span><text:span text:style-name="T9"> a </text:span><text:span text:style-name="T3">masterly</text:span><text:span text:style-name="T9"> skillful/ </text:span><text:span text:style-name="T3">of a youthful shepherd</text:span><text:span text:style-name="T9"> hand cheered him; at another they </text:span><text:span text:style-name="T3">exiled</text:span><text:span text:style-name="T9"> kindled/ his anger. <text:s/>He </text:span><text:span text:style-name="T3">feared David</text:span><text:span text:style-name="T9"> detested the minstrel shepherd when near, and when David was/ far, he dreaded the brave youth's influence. <text:s/>Now touched/ by tokens of loyalty, he praised the warrior, anon he laid a/ snare at his feet. <text:s/>Dark suspicions estranged the monarch/ from his own household, suspicions stained him with the/ blood of eighty five innocent beings. <text:s/>He risked Samuel's/ displeasure while the prophet lived, and in a fit of su-/-perstition he sought to consult him dead. <text:s/>Truly, peace/ refuses to abide with him who has left behind whole-/-some restraints, and lets his passion go unbridled./</text:span></text:p>
      <text:p text:style-name="P6"><text:span text:style-name="T9">Witness it in the insatiably ambitious; to day </text:span><text:span text:style-name="T3">b</text:span><text:span text:style-name="T9"> buoyed/ up with hopes which depressing fears drown on the morrow; at/ this hour excited to the highest pitch of expectations, at/ </text:span><text:span text:style-name="T3">another</text:span><text:span text:style-name="T9"> the next weary with disappointments. <text:s/>And/ the intemperate; they "who rise up early to imbibe strong/ drink" [Hebrew], who set up late at/ night, till wines denaturalize them. <text:s/>The wretched one who says/ of his wife "I know </text:span><text:soft-page-break/><text:span text:style-name="T9">her not," and of his children "I have/ not begotten them." <text:s/>He who consumes their substance/ in vice, can he enjoy God's greatest blessing--peace?/</text:span></text:p>
      <text:p text:style-name="P6"><text:span text:style-name="T9"/></text:p>
      <text:p text:style-name="P6"><text:span text:style-name="T9">[Page 5]</text:span></text:p>
      <text:p text:style-name="P6"><text:span text:style-name="T9">What agitation like his, if he can at sober intervals </text:span><text:span text:style-name="T3">notice</text:span><text:span text:style-name="T9"> face the/ </text:span><text:span text:style-name="T3">the progress of his work of destruction!</text:span><text:span text:style-name="T9"> wreck </text:span><text:span text:style-name="T3">he had wrought</text:span><text:span text:style-name="T9"> which </text:span><text:span text:style-name="T3">labor</text:span><text:span text:style-name="T9"> insobriety wrought! <text:s/></text:span><text:span text:style-name="T3">[Hebrew]</text:span><text:span text:style-name="T9">/ "The </text:span><text:span text:style-name="T3">work</text:span><text:span text:style-name="T9"> associate of righteousness is peace," but all passions/ rob us of that celestial boon, because </text:span><text:span text:style-name="T3">the sure</text:span><text:span text:style-name="T9"> one identic-/-al law, </text:span><text:span text:style-name="T3">rules</text:span><text:span text:style-name="T9"> governs individuals and societies, and in the same/ manner that in order to preserve peace between ourselves and/ our fellow </text:span><text:span text:style-name="T3">creatures</text:span><text:span text:style-name="T9"> mortals, we must incessantly </text:span><text:span text:style-name="T3">control</text:span><text:span text:style-name="T9"> lay our/ passions under control, so must we check them to/ keep our body and soul at rest. <text:s/>But </text:span><text:span text:style-name="T3">more a sense</text:span><text:span text:style-name="T9">/ even </text:span><text:span text:style-name="T3">higher</text:span><text:span text:style-name="T9"> a higher motive than self-preservation must </text:span><text:span text:style-name="T3"><text:s/>be at work</text:span><text:span text:style-name="T9"> should stimulate us in our endea-/-vours to gain peace--a sense of beneficence, of justice,/ of mercy should impel us </text:span><text:span text:style-name="T3">[?]</text:span><text:span text:style-name="T9"> onward. <text:s/>That a union/ of love among creatures endowed by the Creator with/ intelligence was the original intention of the universal/ Parent, is evident from his having formed one only/ being as the root of the human family. <text:s/>And our Sages/ have undoubtedly so intended to express it, when they figu-/-ratively wrote that God gathered portions of the dust from/ the whole earth, and </text:span><text:span text:style-name="T3">of</text:span><text:span text:style-name="T9"> out of them He made Adam, so/ that in future generations none should boast of a/ higher extraction than his neighbor, </text:span><text:span text:style-name="T3">and</text:span><text:span text:style-name="T9"> but deeming them-/-selves equal, should help one another </text:span><text:span text:style-name="T3">here below</text:span><text:span text:style-name="T9"> to make life pleasurable./</text:span></text:p>
      <text:p text:style-name="P6"><text:span text:style-name="T9"/></text:p>
      <text:p text:style-name="P6"><text:span text:style-name="T9">[Page 6]</text:span></text:p>
      <text:p text:style-name="P6"><text:span text:style-name="T9">Alas! that an evil spirit has often </text:span><text:span text:style-name="T3">broken</text:span><text:span text:style-name="T9"> torn asunder those sacred ties,/ and man </text:span><text:span text:style-name="T3">brutally</text:span><text:span text:style-name="T9"> inhumanly rose against man and by brutal/ force, by </text:span><text:span text:style-name="T3">rapine</text:span><text:span text:style-name="T9"> fierceness and ferocity has overpowered/ her weaker brother. <text:s/>Shame upon us that such deeds have/ </text:span><text:span text:style-name="T3">f</text:span><text:span text:style-name="T9"> been pointed at with self-glorification. <text:s/>Everlasting/ </text:span><text:span text:style-name="T3">shame</text:span><text:span text:style-name="T9"> disgrace upon us of this boastful age, in which humanity is horrified/ by the narrative of barbarities perpetrated by whites/ against </text:span><text:span text:style-name="T3">powerless</text:span><text:span text:style-name="T9"> defenceless[sic!] blacks, on the plea of of furthering/ civilization. <text:s/>Such are the trophies of a heartless/ </text:span><text:span text:style-name="T3">progress</text:span><text:span text:style-name="T9"> science ,and the men who carry them aloft receive the plaudits/ of the world </text:span><text:span text:style-name="T3">not unlike They are</text:span><text:span text:style-name="T9"> In reading of refined cruelties in the dark continent I am reminded of the Greek artist, who to graphically paint/ the suffering of Prometheus </text:span><text:span text:style-name="T3">and graphically</text:span><text:span text:style-name="T9"> and win/ fame, tortured a slave to death. <text:s/>"Avoid them, cries/ the Hebrew moralist "who eat the bread of wickedness, and/ drink the wine of violence," who </text:span><text:span text:style-name="T3">silence</text:span><text:span text:style-name="T9"> rebel against nature's instincts/ and crown </text:span><text:span text:style-name="T3">selfishness</text:span><text:span text:style-name="T9"> popularity as their </text:span><text:span text:style-name="T3">queen</text:span><text:span text:style-name="T9"> Sovereign lord./ <text:s/>But not alone they destroy the social harmony, who/ overstep the bounds set by Divine and human laws./ <text:s/>Peace is also warred against by them who in the garb/ </text:span><text:span text:style-name="T3">of religion, set themselves up as</text:span><text:span text:style-name="T9"> mentors </text:span><text:span text:style-name="T3">and</text:span><text:span text:style-name="T9"> magnify/ evils to </text:span><text:span text:style-name="T3">make a show of zeal to champion</text:span><text:span text:style-name="T9"> claim the championship of religious progress./</text:span></text:p>
      <text:p text:style-name="P6"><text:span text:style-name="T9"/></text:p>
      <text:p text:style-name="P6"><text:span text:style-name="T9">[Page 7]</text:span></text:p>
      <text:p text:style-name="P6"><text:span text:style-name="T9">A mischievous zeal, which drives away peace from/ </text:span><text:span text:style-name="T3">the</text:span><text:span text:style-name="T9"> congregations of the Lord. <text:s/>True zeal aiming at/ the betterment of man and the glorification of God is/ modest, the faults it detects, it tries to remove by/ gentle persuasion, it does not tear the brier, lest the/ rose also be destroyed, but it preserves the latter by/ cautiously lopping off the former. <text:s/>True zeal is that/ which even at a sacrifice, promotes union among brethren,/ hides differences, does not </text:span><text:span text:style-name="T3">divulge them [?]</text:span><text:span text:style-name="T9"> display them from the house top at the sound of/ trumpets. <text:s/>True zeal is a light which dissipates </text:span><text:span text:style-name="T3">but</text:span><text:span text:style-name="T9"> errors does not/ </text:span><text:span text:style-name="T3">seek, errors</text:span><text:span text:style-name="T9"> expose </text:span><text:span text:style-name="T3">to view</text:span><text:span text:style-name="T9"> them to view. <text:s/>It is strength employed to overcome obstacles,/ not to raise them up </text:span><text:span text:style-name="T3">[Hebrew]</text:span><text:span text:style-name="T9"> <text:s/>The </text:span><text:span text:style-name="T3">work</text:span><text:span text:style-name="T9"> associate of/ righteousness is peace. <text:s/>That peace is greatly disturbed/ now adays, through the unhappy contest between the/ </text:span><text:span text:style-name="T3">[?] of innovations</text:span><text:span text:style-name="T9"> senseless adorers of superstitions, and those who mistake </text:span><text:span text:style-name="T3">improvement</text:span><text:span text:style-name="T9"> infidelity/ for improvement, between those who lay an impious/ hand on the ark of the Lord, and those who would not/ forego </text:span><text:span text:style-name="T3">even a superstition</text:span><text:span text:style-name="T9"> a local custom; between those who would/ model our worship after a gentile pattern, and those/ who refuse to conduct it with becoming order and/ decorum. <text:s/>Oh! when shall we joyfully sing with the Psalmist:/ "How good and sweet it is for </text:span><text:soft-page-break/><text:span text:style-name="T9">brethren to dwell together in unity"/</text:span></text:p>
      <text:p text:style-name="P6"><text:span text:style-name="T9"/></text:p>
      <text:p text:style-name="P6"><text:span text:style-name="T9">[Page 8]</text:span></text:p>
      <text:p text:style-name="P6"><text:span text:style-name="T9">But to be at peace with one another, we must be at peace/ with God "</text:span><text:span text:style-name="T3">Much Abundant</text:span><text:span text:style-name="T9"> Plenteous peace they have who love Thy law,"/ exclaims the psalmist. <text:s/>There can be no </text:span><text:span text:style-name="T3">peace</text:span><text:span text:style-name="T9"> accord </text:span><text:span text:style-name="T3">harmony</text:span><text:span text:style-name="T9"> of feelings between/ such as with studied effrontery </text:span><text:span text:style-name="T3">deny</text:span><text:span text:style-name="T9"> decry His command-/-ments, and </text:span><text:span text:style-name="T3">expose</text:span><text:span text:style-name="T9"> laugh His behests to </text:span><text:span text:style-name="T3">derision</text:span><text:span text:style-name="T9"> scorn, and Israelites/ who bow reverently to the revealed Word. <text:s/>Let us/ then brethren and fellow-worshippers[sic!] band together, we, who in our liturgy still pray/ for peace, </text:span><text:span text:style-name="T3">and</text:span><text:span text:style-name="T9"> having learnt</text:span><text:span text:style-name="T3">ing</text:span><text:span text:style-name="T9"> to value that Divine blessing,/ as the highest boon; let us [Hebrew] invite </text:span><text:span text:style-name="T3">it</text:span><text:span text:style-name="T9"> that boon to our homes by a/ conduct </text:span><text:span text:style-name="T3">unexceptionally in agreeble to</text:span><text:span text:style-name="T9"> tallying with the dictates/ of our faith, by suppressing our inclinations, when/ clashing with rectitude, by practising[sic!] ourselves/ what we would enforce on our children. <text:s/>Let us </text:span><text:span text:style-name="T3">even</text:span><text:span text:style-name="T9"> obtain/ abundant peace for this religious body, </text:span><text:span text:style-name="T3">so that</text:span><text:span text:style-name="T9"> let whatever/ be discordant </text:span><text:span text:style-name="T3">may</text:span><text:span text:style-name="T9"> harmonize through kindness/ and gentle consideration, and in us will be verified the/ sentence of the ancient seer [Hebrew]/ [Hebrew] "Peace peace, to </text:span><text:span text:style-name="T3">those</text:span><text:span text:style-name="T9"> him who/ </text:span><text:span text:style-name="T3">are</text:span><text:span text:style-name="T9"> is far, and to </text:span><text:span text:style-name="T3">those who are</text:span><text:span text:style-name="T9"> him that is near, says the/ Lord," </text:span><text:span text:style-name="T3">and I</text:span><text:span text:style-name="T9"> He will heal all division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31T15:44:56.78</meta:creation-date>
    <dc:date>2013-02-04T11:13:35.33</dc:date>
    <meta:editing-duration>PT1H9M47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5" meta:paragraph-count="83" meta:word-count="2001" meta:character-count="12394"/>
  </office:meta>
</office:document-meta>
</file>